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D0000014E2272F35D27BD65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37cm, 0.876cm, 1.691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min-height="1.548cm" fo:min-width="0.445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min-height="0.348cm" fo:min-width="17.398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0000" loext:opacity="100%" fo:font-weight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0000" loext:opacity="100%" fo:font-weight="bold"/>
    </style:style>
    <style:style style:name="T2" style:family="text">
      <style:text-properties fo:color="#ff0000" loext:opacity="100%" fo:font-size="1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05cm" svg:height="3.226cm" svg:x="2.925cm" svg:y="2.45cm">
            <draw:image xlink:href="Pictures/100000000000028D0000014E2272F35D27BD6552.png" xlink:type="simple" xlink:show="embed" xlink:actuate="onLoad" draw:mime-type="image/png">
              <text:p/>
            </draw:image>
          </draw:frame>
          <draw:frame draw:style-name="gr2" draw:text-style-name="P2" draw:layer="layout" svg:width="4.35cm" svg:height="1.1cm" svg:x="9.625cm" svg:y="1.45cm">
            <draw:text-box>
              <text:p><text:span text:style-name="T1"><text:s/></text:span><text:span text:style-name="T1">j = Columns</text:span></text:p>
            </draw:text-box>
          </draw:frame>
          <draw:frame draw:style-name="gr2" draw:text-style-name="P2" draw:layer="layout" svg:width="3.25cm" svg:height="1.1cm" draw:transform="rotate (1.5707963267949) translate (1.759cm 5.803cm)">
            <draw:text-box>
              <text:p><text:span text:style-name="T2"><text:s/></text:span><text:span text:style-name="T2">i</text:span><text:span text:style-name="T1"> = Rows</text:span></text:p>
            </draw:text-box>
          </draw:frame>
          <draw:custom-shape draw:style-name="gr3" draw:text-style-name="P3" draw:layer="layout" svg:width="1.047cm" svg:height="1.9cm" draw:transform="skewX (-0.00174532925199433) translate (2.925cm 3.7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8cm" svg:height="0.7cm" svg:x="3.95cm" svg:y="3.07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13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7T22:06:32.776000000</meta:creation-date>
    <dc:date>2022-04-13T22:27:08.383000000</dc:date>
    <meta:editing-duration>PT1H12M16S</meta:editing-duration>
    <meta:editing-cycles>13</meta:editing-cycles>
    <meta:generator>LibreOffice/7.2.5.2$Windows_X86_64 LibreOffice_project/499f9727c189e6ef3471021d6132d4c694f357e5</meta:generator>
    <meta:document-statistic meta:object-count="6"/>
  </office:meta>
</office:document-meta>
</file>